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Le code est organisé comme suit :</text:p>
      <text:list xml:id="list4013088844028067101" text:style-name="L1">
        <text:list-item>
          <text:p text:style-name="P1">un dossier files contenant les fichiers .txt pouvant être passés en argument dans notre console et dont le contenu va être traité, affiché, modifié par notre code</text:p>
        </text:list-item>
        <text:list-item>
          <text:p text:style-name="P1">un dossier headers contenant les en-têtes (fichiers .h) de chaque structures et fonctions du code</text:p>
        </text:list-item>
        <text:list-item>
          <text:p text:style-name="P1">à la racine, les fichiers .c ainsi que le Makefile permettant de compiler le code.</text:p>
        </text:list-item>
      </text:list>
      <text:p text:style-name="Standard"/>
      <text:h text:style-name="Heading_20_2" text:outline-level="2">fileManager.c</text:h>
      <text:p text:style-name="Standard"/>
      <text:p text:style-name="P2">int createTree(Tree* tree, char* word)</text:p>
      <text:p text:style-name="Standard">Cette fonction va permettre de créer notre arbre binaire (de forme fils gauche - frère droit) à partir d'un fichier .txt ou d'un mot décidé par l'utilisateur dans la console.</text:p>
      <text:p text:style-name="Standard">Pour cela, chaque mot est passé en paramètre en plus de l'arbre dans lequel on va les stocker. Si l'arbre est vide, on le crée à l'aide de la fonction initializeTree. Sinon, on vérifie pour chaque lettre de notre mot si celle-ci existe déjà dans notre arbre ou si elle est plus grande ou plus petite que celle contenue dans le nœud notre arbre. </text:p>
      <text:p text:style-name="Standard">Ainsi, cette fonction permet de trier et d'enregistrer de manière récursive chaque mot de notre texte ou tapé par l'utilisateur.</text:p>
      <text:p text:style-name="Standard"/>
      <text:p text:style-name="P2">char* filePath(char* fileName, char* path)</text:p>
      <text:p text:style-name="Standard">Cette fonction permet d'informer l'utilisateur du nom du fichier .txt traité ainsi que de son chemin d'accès. Elle renvoie ces deux valeurs concaténées. Par exemple, pour un fichier lexique.txt contenu dans le dossier files/, on va renvoyer files/lexique.txt.</text:p>
      <text:p text:style-name="Standard"/>
      <text:p text:style-name="P2">void getLexicon(char* fileName, char* mode)</text:p>
      <text:p text:style-name="Standard">Cette fonction permet d'accéder à notre fichier .txt et d'en traiter les informations.</text:p>
      <text:p text:style-name="Standard">Elle prend en paramètre le nom du fichier déterminé par l'utilisateur dans la console, ainsi que le mode choisi (« l » pour afficher les mots, « s » pour les sauvegarder, « r » pour vérifier si le mot apparaît dans le fichier).</text:p>
      <text:p text:style-name="Standard">(À completer)</text:p>
      <text:p text:style-name="Standard"/>
      <text:p text:style-name="Standard"/>
      <text:p text:style-name="P2">void saveLexicon(Tree tree)</text:p>
      <text:p text:style-name="Standard">Si l'utilisateur choisi le mode de sauvegarde, on va faire appel à la fonction createTree pour enregistrer tous les mots par ordre alphabétique dans un arbre.</text:p>
      <text:p text:style-name="Standard"/>
      <text:p text:style-name="Standard"/>
      <text:h text:style-name="Heading_20_2" text:outline-level="2">userManager.c</text:h>
      <text:p text:style-name="Standard"/>
      <text:p text:style-name="P2">char* initializeUserInput()</text:p>
      <text:p text:style-name="Standard">On alloue la mémoire pour un mot de taille max 51</text:p>
      <text:p text:style-name="Standard"/>
      <text:p text:style-name="P2">char* userInput(char* input)</text:p>
      <text:p text:style-name="Standard">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Standard"/>
      <text:p text:style-name="P2"><text:soft-page-break/>void fixInput(char* input)</text:p>
      <text:p text:style-name="Standard">Cette fonction vérifie que l'utilisateur n'a pas rentré de caractères spéciaux. Sinon, elle traite le mot pour ne garder que les caractères corrects.</text:p>
      <text:p text:style-name="Standard"/>
      <text:h text:style-name="Heading_20_2" text:outline-level="2">treeManager.c</text:h>
      <text:p text:style-name="Standard"/>
      <text:p text:style-name="P2">Tree initializeTree(char letter)</text:p>
      <text:p text:style-name="Standard">Cette fonction permet de créer notre arbre. On ferme directement le programme s'il y a une erreur d'allocation de mémoire.</text:p>
      <text:p text:style-name="Standard"/>
      <text:p text:style-name="P2">Int search(Tree tree, char* word)</text:p>
      <text:p text:style-name="Standard">On cherche à savoir si un mot passé en paramètre et déterminé par l'utilisateur apparaît dans notre arbre. Pour cela, on compare chaque lettre de ce mot aux valeurs des nœuds de l'arbre. On renvoie 0 si le mot n'est pas dans l'arbre, 1 sinon.</text:p>
      <text:p text:style-name="Standard">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Standard">Si la lettre du mot recherché est égale à celle de l'arbre, on cherche la lettre suivante dans le fils gauche, sinon on cherche cette même lettre dans le frère droit. </text:p>
      <text:p text:style-name="Standard">Et ainsi de suite, de manière récursive, on s'arrête si on a atteint la fin du mot recherché (=='\0') ou si on ne trouve pas la lettre du mot dans le frère ou le fils de l'arbre.</text:p>
      <text:p text:style-name="Standard"/>
      <text:p text:style-name="Standard"/>
      <text:p text:style-name="P2">void printWord(Tree tree, char* buffer, int index)</text:p>
      <text:p text:style-name="Standard">On veut afficher chaque mot de l'arbre par ordre alphabétique.</text:p>
      <text:p text:style-name="Standard">Pour cela, on stocke chaque lettre dans un buffer qui affiche le mot entier dès qu'il rencontre une fin de mot (=='\0'). C'est le même principe qu'un parcours préfixe.</text:p>
      <text:p text:style-name="Standard"/>
      <text:p text:style-name="Standard"/>
      <text:h text:style-name="Heading_20_2" text:outline-level="2">Lexicon.c</text:h>
      <text:p text:style-name="Standard"/>
      <text:p text:style-name="Standard">(à mettre à jour en accord avec la version finale)</text:p>
      <text:p text:style-name="Standard"/>
      <text:p text:style-name="Standard">contient toutes les commandes principales servant à traiter notre lexique en fonction des choix de l'utilisate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2T19:00:59.54</meta:creation-date>
    <dc:date>2018-03-22T20:00:09.86</dc:date>
    <meta:editing-duration>PT58M57S</meta:editing-duration>
    <meta:editing-cycles>28</meta:editing-cycles>
    <meta:generator>OpenOffice/4.1.2$Win32 OpenOffice.org_project/412m3$Build-9782</meta:generator>
    <meta:document-statistic meta:table-count="0" meta:image-count="0" meta:object-count="0" meta:page-count="2" meta:paragraph-count="38" meta:word-count="722" meta:character-count="4214"/>
  </office:meta>
</office:document-meta>
</file>